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3">
      <style:paragraph-properties fo:margin-top="0cm" fo:margin-bottom="0.247cm" style:contextual-spacing="false" fo:line-height="115%"/>
      <style:text-properties officeooo:paragraph-rsid="0017008a"/>
    </style:style>
    <style:style style:name="P6" style:family="paragraph" style:parent-style-name="Text_20_body" style:list-style-name="L5">
      <style:text-properties officeooo:paragraph-rsid="0017008a"/>
    </style:style>
    <style:style style:name="P7" style:family="paragraph" style:parent-style-name="Text_20_body">
      <style:text-properties officeooo:paragraph-rsid="0017008a"/>
    </style:style>
    <style:style style:name="T1" style:family="text">
      <style:text-properties officeooo:rsid="00107f21"/>
    </style:style>
    <style:style style:name="T2" style:family="text">
      <style:text-properties officeooo:rsid="0010ba2b"/>
    </style:style>
    <style:style style:name="T3" style:family="text">
      <style:text-properties officeooo:rsid="0011bdb6"/>
    </style:style>
    <style:style style:name="T4" style:family="text">
      <style:text-properties officeooo:rsid="0017008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to 1: Investigación de la empresa</text:h>
      <text:h text:style-name="Heading_20_4" text:outline-level="4">Información General</text:h>
      <text:list text:style-name="L1">
        <text:list-item>
          <text:p text:style-name="P1"><text:span text:style-name="Strong_20_Emphasis">Nombre de la empresa: </text:span><text:span text:style-name="Strong_20_Emphasis"><text:span text:style-name="T1">Andropple</text:span></text:span></text:p>
        </text:list-item>
        <text:list-item>
          <text:p text:style-name="P1"><text:span text:style-name="Strong_20_Emphasis">Qué productos o servicios ofrece:</text:span> Servicios de reparación de ordenadores, portátiles, móviles y otros dispositivos electrónicos. También venden componentes de informática (discos duros, memorias, cargadores, etc.).</text:p>
        </text:list-item>
        <text:list-item>
          <text:p text:style-name="P1"><text:span text:style-name="Strong_20_Emphasis">Cuántas personas trabajan allí:</text:span> Aproximadamente entre <text:span text:style-name="T2">1</text:span> y <text:span text:style-name="T2">2 </text:span>empleados (técnicos de reparación, personal de recepción y el gerente).</text:p>
        </text:list-item>
        <text:list-item>
          <text:p text:style-name="P1"><text:span text:style-name="Strong_20_Emphasis">A quién van dirigidos sus productos o servicios (clientes):</text:span> Clientes particulares que llevan sus dispositivos a reparar y pequeñas empresas que necesitan mantenimiento o soporte técnico.</text:p>
        </text:list-item>
      </text:list>
      <text:h text:style-name="Heading_20_4" text:outline-level="4">Organización Interna</text:h>
      <text:list text:style-name="L2">
        <text:list-item>
          <text:p text:style-name="P2"><text:span text:style-name="Strong_20_Emphasis">Cuántos departamentos tiene:</text:span> Es una empresa pequeña, por lo que no tiene departamentos grandes, pero se pueden diferenciar áreas:</text:p>
          <text:list>
            <text:list-item>
              <text:p text:style-name="P2"><text:span text:style-name="Strong_20_Emphasis">Recepción / Atención al cliente:</text:span> Reciben a los clientes, recogen los dispositivos y explican presupuestos.</text:p>
            </text:list-item>
            <text:list-item>
              <text:p text:style-name="P2"><text:span text:style-name="Strong_20_Emphasis">Taller / Reparaciones:</text:span> Técnicos que diagnostican y reparan equipos.</text:p>
            </text:list-item>
            <text:list-item>
              <text:p text:style-name="P2"><text:span text:style-name="Strong_20_Emphasis">Gestión / Administración:</text:span> El gerente se encarga de decisiones, facturación y compras.</text:p>
            </text:list-item>
          </text:list>
        </text:list-item>
        <text:list-item>
          <text:p text:style-name="P2"><text:span text:style-name="Strong_20_Emphasis">Qué hace cada departamento:</text:span></text:p>
          <text:list>
            <text:list-item>
              <text:p text:style-name="P2">Recepción: atender clientes, registrar reparaciones.</text:p>
            </text:list-item>
            <text:list-item>
              <text:p text:style-name="P2">Taller: reparar dispositivos, gestionar inventario de piezas.</text:p>
            </text:list-item>
            <text:list-item>
              <text:p text:style-name="P2">Administración: gestionar facturas, compras de repuestos, coordinación general.</text:p>
            </text:list-item>
          </text:list>
        </text:list-item>
        <text:list-item>
          <text:p text:style-name="P2"><text:span text:style-name="Strong_20_Emphasis">Quién toma las decisiones:</text:span> El dueño de la empresa.</text:p>
        </text:list-item>
      </text:list>
      <text:h text:style-name="Heading_20_4" text:outline-level="4">Trabajo de las personas</text:h>
      <text:list text:style-name="L3">
        <text:list-item>
          <text:p text:style-name="P3"><text:span text:style-name="Strong_20_Emphasis">Qué tareas hacen los empleados cada día:</text:span></text:p>
          <text:list>
            <text:list-item>
              <text:p text:style-name="P3">Técnicos: diagnosticar problemas, reparar dispositivos, instalar software, sustituir piezas.</text:p>
            </text:list-item>
            <text:list-item>
              <text:p text:style-name="P3">Recepción: atender clientes, registrar entradas y salidas de reparaciones, cobrar facturas.</text:p>
            </text:list-item>
            <text:list-item>
              <text:p text:style-name="P3">Gerente: coordinar tareas, realizar compras, gestionar la parte económica.</text:p>
            </text:list-item>
          </text:list>
        </text:list-item>
        <text:list-item>
          <text:p text:style-name="P3"><text:span text:style-name="Strong_20_Emphasis">Cómo se comunican entre ellos:</text:span> Principalmente de forma directa en el taller y a veces por teléfono o correo electrónico.</text:p>
        </text:list-item>
        <text:list-item>
          <text:p text:style-name="P3"><text:soft-page-break/><text:span text:style-name="Strong_20_Emphasis">Qué herramientas o programas usan:</text:span> Hojas de Excel, programas de ofimática (Word, Excel), correo electrónico, programas básicos de diagnóstico <text:span text:style-name="T3">y hojas a papel.</text:span></text:p>
        </text:list-item>
      </text:list>
      <text:h text:style-name="Heading_20_4" text:outline-level="4">Mejora y Sostenibilidad</text:h>
      <text:list text:style-name="L4">
        <text:list-item>
          <text:p text:style-name="P4"><text:span text:style-name="Strong_20_Emphasis">¿La empresa hace algo por el medio ambiente?</text:span> Sí, reciclan piezas y residuos electrónicos, además de intentar reutilizar componentes cuando es posible.</text:p>
        </text:list-item>
        <text:list-item>
          <text:p text:style-name="P4"><text:span text:style-name="Strong_20_Emphasis">¿Qué cosas podrían mejorar?</text:span></text:p>
          <text:list>
            <text:list-item>
              <text:p text:style-name="P4">Digitalizar la gestión de clientes y reparaciones (actualmente se lleva en papel o Excel).</text:p>
            </text:list-item>
            <text:list-item>
              <text:p text:style-name="P4">Mejorar la organización del inventario de piezas.</text:p>
            </text:list-item>
            <text:list-item>
              <text:p text:style-name="P4">Implementar un sistema que permita a los clientes consultar Online el estado de sus reparaciones.</text:p>
            </text:list-item>
            <text:list-item>
              <text:p text:style-name="P4">Automatizar las copias de seguridad para mayor seguridad de datos.</text:p>
            </text:list-item>
          </text:list>
        </text:list-item>
      </text:list>
      <text:p text:style-name="Text_20_body"/>
      <text:h text:style-name="P5" text:outline-level="3">1. <text:span text:style-name="Strong_20_Emphasis"><text:span text:style-name="T4">En que consiste el proyecto.</text:span></text:span></text:h>
      <text:list text:style-name="L5">
        <text:list-item>
          <text:p text:style-name="P6">Una aplicación sencilla (puede ser web con PHP/MySQL o algo montado en un CMS como WordPress con plugins).</text:p>
        </text:list-item>
        <text:list-item>
          <text:p text:style-name="P6">Funcionalidades:</text:p>
          <text:list>
            <text:list-item>
              <text:p text:style-name="P6">Registro de clientes.</text:p>
            </text:list-item>
            <text:list-item>
              <text:p text:style-name="P6">Entrada de equipos a reparar (con número de orden).</text:p>
            </text:list-item>
            <text:list-item>
              <text:p text:style-name="P6">Estado de la reparación (pendiente, en proceso, terminado, entregado).</text:p>
            </text:list-item>
            <text:list-item>
              <text:p text:style-name="P6">Historial de reparaciones por cliente.</text:p>
            </text:list-item>
          </text:list>
        </text:list-item>
        <text:list-item>
          <text:p text:style-name="P6">Extra: generar informes o facturas simples en PDF.</text:p>
        </text:list-item>
      </text:list>
      <text:p text:style-name="P7">👉 Ventaja: digitaliza lo que ahora quizá se lleva en papel o Exc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a2ac" officeooo:paragraph-rsid="001da2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uel Cortés Y lo voy a hacer con jesus.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0:01:50.452583700</meta:creation-date>
    <dc:date>2025-09-30T08:38:51.794467400</dc:date>
    <meta:editing-duration>PT27M12S</meta:editing-duration>
    <meta:editing-cycles>1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40" meta:word-count="445" meta:character-count="2915" meta:non-whitespace-character-count="2542"/>
  </office:meta>
</office:document-meta>
</file>